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1435ed" officeooo:paragraph-rsid="001435ed" style:font-weight-asian="bold" style:font-weight-complex="bold"/>
    </style:style>
    <style:style style:name="P2" style:family="paragraph" style:parent-style-name="Standard">
      <style:text-properties style:font-name="Arial" fo:font-weight="bold" officeooo:rsid="001435ed" officeooo:paragraph-rsid="00185a4b" style:font-weight-asian="bold" style:font-weight-complex="bold"/>
    </style:style>
    <style:style style:name="P3" style:family="paragraph" style:parent-style-name="Standard">
      <style:text-properties style:font-name="Arial" fo:font-weight="bold" officeooo:rsid="002f1fb1" officeooo:paragraph-rsid="003662ff" style:font-weight-asian="bold" style:font-weight-complex="bold"/>
    </style:style>
    <style:style style:name="P4" style:family="paragraph" style:parent-style-name="Standard">
      <style:text-properties style:font-name="Arial" fo:font-weight="bold" officeooo:rsid="004ddab1" officeooo:paragraph-rsid="004ddab1" style:font-weight-asian="bold" style:font-weight-complex="bold"/>
    </style:style>
    <style:style style:name="P5" style:family="paragraph" style:parent-style-name="Standard">
      <style:text-properties style:font-name="Arial" fo:font-style="italic" fo:font-weight="normal" officeooo:rsid="001435ed" officeooo:paragraph-rsid="001435ed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font-name="Arial" fo:font-weight="normal" officeooo:rsid="001435ed" officeooo:paragraph-rsid="00165fa5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165fa5" officeooo:paragraph-rsid="00165fa5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18fb3b" officeooo:paragraph-rsid="0018fb3b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8010e" officeooo:paragraph-rsid="0018010e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18010e" officeooo:paragraph-rsid="00238d64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18010e" officeooo:paragraph-rsid="0018fb3b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35e8c6" officeooo:paragraph-rsid="0035e8c6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1b846d" officeooo:paragraph-rsid="001b846d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418e35" officeooo:paragraph-rsid="0044510a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e8138" officeooo:paragraph-rsid="0044510a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e8138" officeooo:paragraph-rsid="0044510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e8138" officeooo:paragraph-rsid="00472136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18e35" officeooo:paragraph-rsid="0044510a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452a6b" officeooo:paragraph-rsid="00472136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4305d7" officeooo:paragraph-rsid="00472136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452a6b" officeooo:paragraph-rsid="00472136" style:font-weight-asian="normal" style:font-weight-complex="normal"/>
    </style:style>
    <style:style style:name="P22" style:family="paragraph" style:parent-style-name="Standard">
      <style:text-properties officeooo:rsid="00165fa5" officeooo:paragraph-rsid="00165fa5"/>
    </style:style>
    <style:style style:name="P23" style:family="paragraph" style:parent-style-name="Standard">
      <style:paragraph-properties fo:text-align="start" style:justify-single-word="false"/>
      <style:text-properties fo:color="#ff3333" style:font-name="Arial" style:text-underline-style="none" fo:font-weight="bold" officeooo:rsid="00429eb0" officeooo:paragraph-rsid="0044583a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ff3333" style:font-name="Arial" style:text-underline-style="none" fo:font-weight="bold" officeooo:rsid="00429eb0" officeooo:paragraph-rsid="00472136" style:font-weight-asian="bold" style:font-weight-complex="bold"/>
    </style:style>
    <style:style style:name="P25" style:family="paragraph" style:parent-style-name="Standard">
      <style:text-properties fo:color="#ff3333" style:font-name="Arial" fo:font-weight="normal" officeooo:rsid="0049aa90" officeooo:paragraph-rsid="0044510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Arial" style:text-underline-style="none" fo:font-weight="bold" officeooo:rsid="00429eb0" officeooo:paragraph-rsid="00472136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" style:text-underline-style="none" fo:font-weight="bold" officeooo:rsid="00429eb0" officeooo:paragraph-rsid="004af2ac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style:text-underline-style="none" fo:font-weight="normal" officeooo:rsid="00452d9a" officeooo:paragraph-rsid="00483b35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style:text-underline-style="none" fo:font-weight="normal" officeooo:rsid="0047bcf5" officeooo:paragraph-rsid="004af2ac" style:font-weight-asian="normal" style:font-weight-complex="normal"/>
    </style:style>
    <style:style style:name="P30" style:family="paragraph" style:parent-style-name="Standard">
      <style:text-properties fo:color="#000000" style:font-name="Arial" fo:font-weight="bold" officeooo:rsid="00418e35" officeooo:paragraph-rsid="0044510a" style:font-weight-asian="bold" style:font-weight-complex="bold"/>
    </style:style>
    <style:style style:name="P31" style:family="paragraph" style:parent-style-name="Standard">
      <style:text-properties fo:color="#000000" style:font-name="Arial" fo:font-weight="normal" officeooo:rsid="004ddab1" officeooo:paragraph-rsid="004ddab1" style:font-weight-asian="normal" style:font-weight-complex="normal"/>
    </style:style>
    <style:style style:name="P32" style:family="paragraph" style:parent-style-name="Standard">
      <style:text-properties officeooo:rsid="004ddab1" officeooo:paragraph-rsid="004ddab1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style:font-name="Arial" fo:font-weight="bold" officeooo:rsid="001435ed" officeooo:paragraph-rsid="001435ed" style:font-weight-asian="bold" style:font-weight-complex="bold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style:font-name="Arial" fo:font-weight="bold" officeooo:rsid="001435ed" officeooo:paragraph-rsid="0058b5e1" style:font-weight-asian="bold" style:font-weight-complex="bold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style:font-name="Arial" fo:font-weight="bold" officeooo:rsid="00165fa5" officeooo:paragraph-rsid="00165fa5" style:font-weight-asian="bold" style:font-weight-complex="bold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style:font-name="Arial" fo:font-weight="normal" officeooo:rsid="001435ed" officeooo:paragraph-rsid="001435ed" style:font-weight-asian="normal" style:font-weight-complex="normal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style:font-name="Arial" fo:font-weight="normal" officeooo:rsid="001435ed" officeooo:paragraph-rsid="0019029c" style:font-weight-asian="normal" style:font-weight-complex="normal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style:font-name="Arial" fo:font-weight="normal" officeooo:rsid="00165fa5" officeooo:paragraph-rsid="00165fa5" style:font-weight-asian="normal" style:font-weight-complex="normal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fo:color="#000000" style:font-name="Arial" fo:font-weight="normal" officeooo:rsid="00418e35" officeooo:paragraph-rsid="0044510a" style:font-weight-asian="normal" style:font-weight-complex="normal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fo:color="#000000" style:font-name="Arial" fo:font-weight="normal" officeooo:rsid="004ddab1" officeooo:paragraph-rsid="004ddab1" style:font-weight-asian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Arial" fo:font-weight="bold" officeooo:rsid="001435ed" officeooo:paragraph-rsid="001435ed" style:font-weight-asian="bold" style:font-weight-complex="bold"/>
    </style:style>
    <style:style style:name="P42" style:family="paragraph" style:parent-style-name="Standard">
      <style:paragraph-properties fo:text-align="start" style:justify-single-word="false" fo:break-before="page"/>
      <style:text-properties style:font-name="Arial" style:text-underline-style="solid" style:text-underline-width="auto" style:text-underline-color="font-color" fo:font-weight="bold" officeooo:rsid="001e8138" officeooo:paragraph-rsid="0044510a" style:font-weight-asian="bold" style:font-weight-complex="bold"/>
    </style:style>
    <style:style style:name="P43" style:family="paragraph" style:parent-style-name="Standard">
      <style:paragraph-properties fo:text-align="start" style:justify-single-word="false" fo:break-before="page"/>
      <style:text-properties style:font-name="Arial" fo:font-weight="bold" officeooo:rsid="001e8138" officeooo:paragraph-rsid="0044510a" style:font-weight-asian="bold" style:font-weight-complex="bold"/>
    </style:style>
    <style:style style:name="P44" style:family="paragraph" style:parent-style-name="Standard" style:list-style-name="L1">
      <style:paragraph-properties fo:text-align="start" style:justify-single-word="false"/>
      <style:text-properties officeooo:paragraph-rsid="00472136"/>
    </style:style>
    <style:style style:name="P45" style:family="paragraph" style:parent-style-name="Standard" style:list-style-name="L1">
      <style:paragraph-properties fo:text-align="start" style:justify-single-word="false"/>
      <style:text-properties fo:color="#000000" style:font-name="Arial" style:text-underline-style="none" fo:font-weight="normal" officeooo:rsid="00458987" officeooo:paragraph-rsid="004952f2" style:font-weight-asian="normal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fo:color="#000000" style:font-name="Arial" style:text-underline-style="none" fo:font-weight="bold" officeooo:rsid="00452a6b" officeooo:paragraph-rsid="00472136" style:font-weight-asian="bold" style:font-weight-complex="bold"/>
    </style:style>
    <style:style style:name="P47" style:family="paragraph" style:parent-style-name="Standard" style:list-style-name="L2">
      <style:paragraph-properties fo:text-align="start" style:justify-single-word="false"/>
      <style:text-properties fo:color="#000000" style:font-name="Arial" style:text-underline-style="none" fo:font-weight="bold" officeooo:rsid="00429eb0" officeooo:paragraph-rsid="00472136" style:font-weight-asian="bold" style:font-weight-complex="bold"/>
    </style:style>
    <style:style style:name="P48" style:family="paragraph" style:parent-style-name="Standard" style:list-style-name="L6">
      <style:text-properties fo:color="#000000" style:font-name="Arial" fo:font-weight="bold" officeooo:rsid="00418e35" officeooo:paragraph-rsid="0044510a" style:font-weight-asian="bold" style:font-weight-complex="bold"/>
    </style:style>
    <style:style style:name="P49" style:family="paragraph" style:parent-style-name="Standard" style:list-style-name="L6">
      <style:text-properties fo:color="#000000" style:font-name="Arial" fo:font-weight="bold" officeooo:rsid="00418e35" officeooo:paragraph-rsid="004f6ac2" style:font-weight-asian="bold" style:font-weight-complex="bold"/>
    </style:style>
    <style:style style:name="P50" style:family="paragraph" style:parent-style-name="Standard" style:list-style-name="L6">
      <style:text-properties fo:color="#000000" style:font-name="Arial" fo:font-weight="bold" officeooo:rsid="0050c4cc" officeooo:paragraph-rsid="0050c4cc" fo:background-color="transparent" style:font-weight-asian="bold" style:font-weight-complex="bold"/>
    </style:style>
    <style:style style:name="P51" style:family="paragraph" style:parent-style-name="Standard" style:list-style-name="L6">
      <style:text-properties fo:color="#000000" style:font-name="Arial" fo:font-weight="normal" officeooo:rsid="004ddab1" officeooo:paragraph-rsid="004ddab1" fo:background-color="transparent" style:font-weight-asian="normal" style:font-weight-complex="normal"/>
    </style:style>
    <style:style style:name="P52" style:family="paragraph" style:parent-style-name="Standard" style:list-style-name="L6">
      <style:text-properties fo:color="#000000" style:font-name="Arial" fo:font-weight="normal" officeooo:rsid="0050c4cc" officeooo:paragraph-rsid="0050c4cc" fo:background-color="transparent" style:font-weight-asian="normal" style:font-weight-complex="normal"/>
    </style:style>
    <style:style style:name="P53" style:family="paragraph" style:parent-style-name="Standard" style:list-style-name="L6">
      <style:text-properties fo:color="#000000" style:font-name="Arial" fo:font-weight="normal" officeooo:rsid="0051462f" officeooo:paragraph-rsid="0051462f" fo:background-color="transparent" style:font-weight-asian="normal" style:font-weight-complex="normal"/>
    </style:style>
    <style:style style:name="P54" style:family="paragraph" style:parent-style-name="Standard" style:list-style-name="L6">
      <style:text-properties fo:color="#000000" style:font-name="Arial" fo:font-weight="normal" officeooo:rsid="004f6ac2" officeooo:paragraph-rsid="004f6ac2" style:font-weight-asian="normal" style:font-weight-complex="normal"/>
    </style:style>
    <style:style style:name="P55" style:family="paragraph" style:parent-style-name="Standard" style:list-style-name="L6">
      <style:text-properties fo:color="#000000" style:font-name="Arial" fo:font-weight="normal" officeooo:rsid="005c7039" officeooo:paragraph-rsid="005c7039" style:font-weight-asian="normal" style:font-weight-complex="normal"/>
    </style:style>
    <style:style style:name="P56" style:family="paragraph" style:parent-style-name="Standard" style:list-style-name="L7">
      <style:text-properties fo:color="#000000" style:font-name="Arial" fo:font-weight="normal" officeooo:rsid="005311fb" officeooo:paragraph-rsid="0044510a" style:font-weight-asian="normal" style:font-weight-complex="normal"/>
    </style:style>
    <style:style style:name="P57" style:family="paragraph" style:parent-style-name="Standard" style:list-style-name="L7">
      <style:text-properties fo:color="#000000" style:font-name="Arial" fo:font-weight="normal" officeooo:rsid="004ddab1" officeooo:paragraph-rsid="004ddab1" style:font-weight-asian="normal" style:font-weight-complex="normal"/>
    </style:style>
    <style:style style:name="P58" style:family="paragraph" style:parent-style-name="Standard" style:list-style-name="L8">
      <style:text-properties fo:color="#000000" style:font-name="Arial" fo:font-weight="normal" officeooo:rsid="004ddab1" officeooo:paragraph-rsid="004ddab1" style:font-weight-asian="normal" style:font-weight-complex="normal"/>
    </style:style>
    <style:style style:name="P59" style:family="paragraph" style:parent-style-name="Standard" style:list-style-name="L9">
      <style:text-properties fo:color="#000000" style:font-name="Arial" fo:font-weight="normal" officeooo:rsid="004ddab1" officeooo:paragraph-rsid="004ddab1" style:font-weight-asian="normal" style:font-weight-complex="normal"/>
    </style:style>
    <style:style style:name="P60" style:family="paragraph" style:parent-style-name="Standard" style:list-style-name="L8">
      <style:text-properties fo:color="#000000" style:font-name="Arial" fo:font-weight="normal" officeooo:rsid="00418e35" officeooo:paragraph-rsid="0044510a" style:font-weight-asian="normal" style:font-weight-complex="normal"/>
    </style:style>
    <style:style style:name="P61" style:family="paragraph" style:parent-style-name="Standard" style:list-style-name="L10">
      <style:text-properties fo:color="#000000" style:font-name="Arial" fo:font-weight="normal" officeooo:rsid="004e025f" officeooo:paragraph-rsid="004e025f" style:font-weight-asian="normal" style:font-weight-complex="normal"/>
    </style:style>
    <style:style style:name="P62" style:family="paragraph" style:parent-style-name="Standard" style:list-style-name="L10">
      <style:text-properties fo:color="#000000" style:font-name="Arial" fo:font-style="italic" fo:font-weight="bold" officeooo:rsid="005d4ed7" officeooo:paragraph-rsid="005d4ed7" style:font-style-asian="italic" style:font-weight-asian="bold" style:font-style-complex="italic" style:font-weight-complex="bold"/>
    </style:style>
    <style:style style:name="P63" style:family="paragraph" style:parent-style-name="Standard" style:list-style-name="L3">
      <style:text-properties officeooo:paragraph-rsid="003af598"/>
    </style:style>
    <style:style style:name="P64" style:family="paragraph" style:parent-style-name="Standard" style:list-style-name="L3">
      <style:text-properties style:font-name="Arial" fo:font-weight="bold" officeooo:rsid="001435ed" officeooo:paragraph-rsid="003af598" style:font-weight-asian="bold" style:font-weight-complex="bold"/>
    </style:style>
    <style:style style:name="P65" style:family="paragraph" style:parent-style-name="Standard" style:list-style-name="L3">
      <style:text-properties style:font-name="Arial" fo:font-weight="bold" officeooo:rsid="0015ccb5" officeooo:paragraph-rsid="003af598" style:font-weight-asian="bold" style:font-weight-complex="bold"/>
    </style:style>
    <style:style style:name="P66" style:family="paragraph" style:parent-style-name="Standard" style:list-style-name="L4">
      <style:text-properties style:font-name="Arial" fo:font-weight="bold" officeooo:rsid="00165fa5" officeooo:paragraph-rsid="00238d64" style:font-weight-asian="bold" style:font-weight-complex="bold"/>
    </style:style>
    <style:style style:name="P67" style:family="paragraph" style:parent-style-name="Standard" style:list-style-name="L4">
      <style:text-properties style:font-name="Arial" fo:font-weight="bold" officeooo:rsid="00165fa5" officeooo:paragraph-rsid="002420ef" style:font-weight-asian="bold" style:font-weight-complex="bold"/>
    </style:style>
    <style:style style:name="P68" style:family="paragraph" style:parent-style-name="Standard" style:list-style-name="L6">
      <style:text-properties style:font-name="Arial" fo:font-weight="bold" officeooo:rsid="00418e35" officeooo:paragraph-rsid="0044510a" style:font-weight-asian="bold" style:font-weight-complex="bold"/>
    </style:style>
    <style:style style:name="P69" style:family="paragraph" style:parent-style-name="Standard" style:list-style-name="L3">
      <style:text-properties style:font-name="Arial" fo:font-weight="normal" officeooo:rsid="001435ed" officeooo:paragraph-rsid="003af598" style:font-weight-asian="normal" style:font-weight-complex="normal"/>
    </style:style>
    <style:style style:name="P70" style:family="paragraph" style:parent-style-name="Standard" style:list-style-name="L3">
      <style:text-properties style:font-name="Arial" fo:font-weight="normal" officeooo:rsid="0015ccb5" officeooo:paragraph-rsid="0015ccb5" style:font-weight-asian="normal" style:font-weight-complex="normal"/>
    </style:style>
    <style:style style:name="P71" style:family="paragraph" style:parent-style-name="Standard" style:list-style-name="L3">
      <style:text-properties style:font-name="Arial" fo:font-weight="normal" officeooo:rsid="0015ccb5" officeooo:paragraph-rsid="003af598" style:font-weight-asian="normal" style:font-weight-complex="normal"/>
    </style:style>
    <style:style style:name="P72" style:family="paragraph" style:parent-style-name="Standard" style:list-style-name="L3">
      <style:text-properties style:font-name="Arial" fo:font-weight="normal" officeooo:rsid="0019029c" officeooo:paragraph-rsid="003af598" style:font-weight-asian="normal" style:font-weight-complex="normal"/>
    </style:style>
    <style:style style:name="P73" style:family="paragraph" style:parent-style-name="Standard" style:list-style-name="L5">
      <style:text-properties style:font-name="Arial" fo:font-weight="normal" officeooo:rsid="00407958" officeooo:paragraph-rsid="00407958" style:font-weight-asian="normal" style:font-weight-complex="normal"/>
    </style:style>
    <style:style style:name="P74" style:family="paragraph" style:parent-style-name="Standard" style:list-style-name="L5">
      <style:text-properties style:font-name="Arial" fo:font-weight="normal" officeooo:rsid="001b846d" officeooo:paragraph-rsid="001b846d" style:font-weight-asian="normal" style:font-weight-complex="normal"/>
    </style:style>
    <style:style style:name="P75" style:family="paragraph" style:parent-style-name="Standard" style:list-style-name="L5">
      <style:text-properties fo:color="#ff3333" style:font-name="Arial" fo:font-weight="normal" officeooo:rsid="002c2d97" officeooo:paragraph-rsid="001b846d" style:font-weight-asian="normal" style:font-weight-complex="normal"/>
    </style:style>
    <style:style style:name="P76" style:family="paragraph" style:parent-style-name="Standard" style:list-style-name="L6">
      <style:text-properties fo:color="#ff3333" style:font-name="Arial" fo:font-weight="normal" officeooo:rsid="0049aa90" officeooo:paragraph-rsid="0044510a" fo:background-color="transparent" style:font-weight-asian="normal" style:font-weight-complex="normal"/>
    </style:style>
    <style:style style:name="P77" style:family="paragraph" style:parent-style-name="Standard" style:list-style-name="L6">
      <style:text-properties fo:color="#ff3333" style:font-name="Arial" fo:font-weight="bold" officeooo:rsid="00418e35" officeooo:paragraph-rsid="0044510a" style:font-weight-asian="bold" style:font-weight-complex="bold"/>
    </style:style>
    <style:style style:name="P78" style:family="paragraph" style:parent-style-name="Standard" style:list-style-name="L10">
      <style:text-properties officeooo:rsid="004ddab1" officeooo:paragraph-rsid="004ddab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5fa5" style:font-weight-asian="normal" style:font-weight-complex="normal"/>
    </style:style>
    <style:style style:name="T3" style:family="text">
      <style:text-properties fo:font-weight="normal" officeooo:rsid="0018010e" style:font-weight-asian="normal" style:font-weight-complex="normal"/>
    </style:style>
    <style:style style:name="T4" style:family="text">
      <style:text-properties fo:font-weight="normal" officeooo:rsid="00207c40" style:font-weight-asian="normal" style:font-weight-complex="normal"/>
    </style:style>
    <style:style style:name="T5" style:family="text">
      <style:text-properties fo:font-weight="normal" officeooo:rsid="00407958" style:font-weight-asian="normal" style:font-weight-complex="normal"/>
    </style:style>
    <style:style style:name="T6" style:family="text">
      <style:text-properties fo:font-weight="normal" officeooo:rsid="00463008" style:font-weight-asian="normal" style:font-weight-complex="normal"/>
    </style:style>
    <style:style style:name="T7" style:family="text">
      <style:text-properties fo:font-weight="normal" officeooo:rsid="00458987" style:font-weight-asian="normal" style:font-weight-complex="normal"/>
    </style:style>
    <style:style style:name="T8" style:family="text">
      <style:text-properties fo:font-weight="normal" officeooo:rsid="004952f2" style:font-weight-asian="normal" style:font-weight-complex="normal"/>
    </style:style>
    <style:style style:name="T9" style:family="text">
      <style:text-properties fo:font-weight="normal" officeooo:rsid="004af2ac" style:font-weight-asian="normal" style:font-weight-complex="normal"/>
    </style:style>
    <style:style style:name="T10" style:family="text">
      <style:text-properties fo:font-weight="normal" officeooo:rsid="0050c4cc" style:font-weight-asian="normal" style:font-weight-complex="normal"/>
    </style:style>
    <style:style style:name="T11" style:family="text">
      <style:text-properties style:font-name="Arial" fo:font-weight="normal" style:font-weight-asian="normal" style:font-weight-complex="normal"/>
    </style:style>
    <style:style style:name="T12" style:family="text">
      <style:text-properties style:font-name="Arial" fo:font-weight="normal" officeooo:rsid="001435ed" style:font-weight-asian="normal" style:font-weight-complex="normal"/>
    </style:style>
    <style:style style:name="T13" style:family="text">
      <style:text-properties style:font-name="Arial" fo:font-weight="normal" officeooo:rsid="00165fa5" style:font-weight-asian="normal" style:font-weight-complex="normal"/>
    </style:style>
    <style:style style:name="T14" style:family="text">
      <style:text-properties style:font-name="Arial" fo:font-weight="normal" officeooo:rsid="0039fcf7" style:font-weight-asian="normal" style:font-weight-complex="normal"/>
    </style:style>
    <style:style style:name="T15" style:family="text">
      <style:text-properties style:font-name="Arial" fo:font-weight="normal" officeooo:rsid="004d1283" style:font-weight-asian="normal" style:font-weight-complex="normal"/>
    </style:style>
    <style:style style:name="T16" style:family="text">
      <style:text-properties officeooo:rsid="0018010e"/>
    </style:style>
    <style:style style:name="T17" style:family="text">
      <style:text-properties fo:font-style="italic" fo:font-weight="normal" officeooo:rsid="00238d64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2420e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58b5e1" style:font-style-asian="italic" style:font-weight-asian="normal" style:font-style-complex="italic" style:font-weight-complex="normal"/>
    </style:style>
    <style:style style:name="T20" style:family="text">
      <style:text-properties officeooo:rsid="00185a4b"/>
    </style:style>
    <style:style style:name="T21" style:family="text">
      <style:text-properties officeooo:rsid="001d26c8"/>
    </style:style>
    <style:style style:name="T22" style:family="text">
      <style:text-properties officeooo:rsid="00238d64"/>
    </style:style>
    <style:style style:name="T23" style:family="text">
      <style:text-properties officeooo:rsid="00254abf"/>
    </style:style>
    <style:style style:name="T24" style:family="text">
      <style:text-properties officeooo:rsid="003af598"/>
    </style:style>
    <style:style style:name="T25" style:family="text">
      <style:text-properties officeooo:rsid="003d185d"/>
    </style:style>
    <style:style style:name="T26" style:family="text">
      <style:text-properties officeooo:rsid="00407958"/>
    </style:style>
    <style:style style:name="T27" style:family="text">
      <style:text-properties style:text-underline-style="solid" style:text-underline-width="auto" style:text-underline-color="font-color" officeooo:rsid="00418e35"/>
    </style:style>
    <style:style style:name="T28" style:family="text">
      <style:text-properties style:text-underline-style="solid" style:text-underline-width="auto" style:text-underline-color="font-color" officeooo:rsid="0044510a"/>
    </style:style>
    <style:style style:name="T29" style:family="text">
      <style:text-properties fo:color="#000000"/>
    </style:style>
    <style:style style:name="T30" style:family="text">
      <style:text-properties fo:color="#000000" officeooo:rsid="0047f81c"/>
    </style:style>
    <style:style style:name="T31" style:family="text">
      <style:text-properties fo:color="#000000" style:font-name="Arial" style:text-underline-style="none" fo:font-weight="bold" officeooo:rsid="004952f2" style:font-weight-asian="bold" style:font-weight-complex="bold"/>
    </style:style>
    <style:style style:name="T32" style:family="text">
      <style:text-properties fo:color="#000000" style:font-name="Arial" style:text-underline-style="none" fo:font-weight="normal" officeooo:rsid="00429eb0" style:font-weight-asian="normal" style:font-weight-complex="normal"/>
    </style:style>
    <style:style style:name="T33" style:family="text">
      <style:text-properties fo:color="#000000" style:font-name="Arial" style:text-underline-style="none" fo:font-weight="normal" officeooo:rsid="00458987" style:font-weight-asian="normal" style:font-weight-complex="normal"/>
    </style:style>
    <style:style style:name="T34" style:family="text">
      <style:text-properties fo:color="#000000" style:font-name="Arial" style:text-underline-style="none" fo:font-weight="normal" officeooo:rsid="004952f2" style:font-weight-asian="normal" style:font-weight-complex="normal"/>
    </style:style>
    <style:style style:name="T35" style:family="text">
      <style:text-properties fo:color="#000000" style:font-name="Arial" fo:font-weight="normal" style:font-weight-asian="normal" style:font-weight-complex="normal"/>
    </style:style>
    <style:style style:name="T36" style:family="text">
      <style:text-properties fo:color="#000000" style:font-name="Arial" fo:font-weight="normal" officeooo:rsid="004e025f" style:font-weight-asian="normal" style:font-weight-complex="normal"/>
    </style:style>
    <style:style style:name="T37" style:family="text">
      <style:text-properties officeooo:rsid="003662ff"/>
    </style:style>
    <style:style style:name="T38" style:family="text">
      <style:text-properties officeooo:rsid="00458987"/>
    </style:style>
    <style:style style:name="T39" style:family="text">
      <style:text-properties officeooo:rsid="00483b35"/>
    </style:style>
    <style:style style:name="T40" style:family="text">
      <style:text-properties officeooo:rsid="004f6ac2"/>
    </style:style>
    <style:style style:name="T41" style:family="text">
      <style:text-properties officeooo:rsid="0052e3f8"/>
    </style:style>
    <style:style style:name="T42" style:family="text">
      <style:text-properties officeooo:rsid="00549943"/>
    </style:style>
    <style:style style:name="T43" style:family="text">
      <style:text-properties officeooo:rsid="005595ce"/>
    </style:style>
    <style:style style:name="T44" style:family="text">
      <style:text-properties officeooo:rsid="0056dccb"/>
    </style:style>
    <style:style style:name="T45" style:family="text">
      <style:text-properties officeooo:rsid="0058b5e1"/>
    </style:style>
    <style:style style:name="T46" style:family="text">
      <style:text-properties fo:font-style="normal" fo:font-weight="normal" officeooo:rsid="002420ef" style:font-style-asian="normal" style:font-weight-asian="normal" style:font-style-complex="normal" style:font-weight-complex="normal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officeooo:rsid="005a4fa6"/>
    </style:style>
    <style:style style:name="T49" style:family="text">
      <style:text-properties style:text-underline-style="none" officeooo:rsid="00549943"/>
    </style:style>
    <style:style style:name="T50" style:family="text">
      <style:text-properties fo:color="#3333ff" officeooo:rsid="0050505d"/>
    </style:style>
    <style:style style:name="T51" style:family="text">
      <style:text-properties fo:color="#3333ff" officeooo:rsid="005c7039"/>
    </style:style>
    <style:style style:name="T5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TREAM <text:span text:style-name="T26">2</text:span> PROJECT</text:p>
      <text:p text:style-name="P15"/>
      <text:p text:style-name="P21"><text:span text:style-name="T29">This doc is to show the thought that has gone into the site design and the structured way in which the design/experience </text:span><text:span text:style-name="T30">and manual testing</text:span><text:span text:style-name="T29"> has been approached. </text:span><text:span text:style-name="T37">This may seem overkill for such a small site, but it serves as an illustration of awareness that a structured approach needs to be taken with Web Development projects, and demonstrate my ability to step through one of those approaches and apply it to a real life example.</text:span></text:p>
      <text:p text:style-name="P17"/>
      <text:p text:style-name="P19">Site:</text:p>
      <text:p text:style-name="P28">The idea behind this site was for it to be <text:span text:style-name="T43">an interesting site for fellow football fans</text:span> through which I could demonstrate competency in Web Development skills to a future employers. <text:span text:style-name="T43">I would</text:span> <text:span text:style-name="T39">show I could incorporate database functionality and produce a useful and highly responsive data driven front Web Site. The website</text:span> <text:span text:style-name="T43">the additional</text:span> purpose of being a piece of graded project work an<text:span text:style-name="T44">d</text:span> as such I had to be aware that <text:span text:style-name="T45">this was another </text:span>audience it was addressing.</text:p>
      <text:p text:style-name="P17"/>
      <text:p text:style-name="P20">Users</text:p>
      <text:p text:style-name="P17"/>
      <text:p text:style-name="P26">ACTOR &amp; GOAL</text:p>
      <text:list xml:id="list7456629790918657573" text:style-name="L1">
        <text:list-item>
          <text:p text:style-name="P44"><text:span text:style-name="T31">Football Fan</text:span><text:span text:style-name="T32">: </text:span><text:span text:style-name="T33">Browses website looking </text:span><text:span text:style-name="T34">to drill down into football transfer data.</text:span></text:p>
          <text:p text:style-name="P45"/>
        </text:list-item>
      </text:list>
      <text:p text:style-name="P26">USER ROLE</text:p>
      <text:list xml:id="list64941904805025821" text:style-name="L2">
        <text:list-item>
          <text:p text:style-name="P46">Potential Client:<text:span text:style-name="T1"> </text:span><text:span text:style-name="T7">Looks at site for </text:span><text:span text:style-name="T8">clear information and different ways of splitting to data to produce insight into it</text:span><text:span text:style-name="T7">.</text:span></text:p>
        </text:list-item>
        <text:list-item>
          <text:p text:style-name="P46"><text:span text:style-name="T38">Exam Assessor</text:span>:<text:span text:style-name="T1"> </text:span><text:span text:style-name="T7">Assesses site against course grading criteria.</text:span></text:p>
        </text:list-item>
      </text:list>
      <text:p text:style-name="P24"/>
      <text:p text:style-name="P26">USER PROFILE</text:p>
      <text:list xml:id="list151525730271686" text:continue-numbering="true" text:style-name="L2">
        <text:list-item>
          <text:p text:style-name="P47">Users: <text:span text:style-name="T6">5-10</text:span><text:span text:style-name="T1"> </text:span><text:span text:style-name="T9">fans</text:span><text:span text:style-name="T6">/assessors</text:span><text:span text:style-name="T1"> visit this website monthly</text:span></text:p>
        </text:list-item>
        <text:list-item>
          <text:p text:style-name="P47">Activities: <text:span text:style-name="T6">B</text:span><text:span text:style-name="T1">rowsing</text:span></text:p>
        </text:list-item>
        <text:list-item>
          <text:p text:style-name="P47">Computer Skills: <text:span text:style-name="T9">Basic</text:span><text:span text:style-name="T1"> to expert</text:span></text:p>
        </text:list-item>
        <text:list-item>
          <text:p text:style-name="P47">Domain expertise:<text:span text:style-name="T1"> </text:span><text:span text:style-name="T6">T</text:span><text:span text:style-name="T1">ypical </text:span><text:span text:style-name="T6">users (clients/assessors) will have used websites before </text:span><text:span text:style-name="T9">although perhaps football fans may not have used DC.js graphs before</text:span><text:span text:style-name="T6">.</text:span></text:p>
        </text:list-item>
      </text:list>
      <text:p text:style-name="P23"/>
      <text:p text:style-name="P27">PERSONA</text:p>
      <text:p text:style-name="P29">Due to the limited scope of this site, specific personas have not been developed but this has been kept in to acknowledge that it is a part of the development process that should be considered.</text:p>
      <text:p text:style-name="P16"/>
      <text:p text:style-name="P42">User Experience</text:p>
      <text:p text:style-name="P3"/>
      <text:p text:style-name="P1">Strategy:</text:p>
      <text:p text:style-name="P5">Business/Website goals drive who is going to use it and where it is going to be used, it is this that develops strategy.</text:p>
      <text:p text:style-name="P5"/>
      <text:p text:style-name="P33">Website Goals:</text:p>
      <text:p text:style-name="P33"><text:span text:style-name="T1">To show my competency in developing a basis websites </text:span><text:span text:style-name="T2">to future employers.</text:span></text:p>
      <text:p text:style-name="P38"/>
      <text:p text:style-name="P35"><text:span text:style-name="T2">T</text:span><text:span text:style-name="T1">o show my competency to the examination board </text:span><text:span text:style-name="T4">(via their marking criteria)</text:span><text:span text:style-name="T1">.</text:span></text:p>
      <text:p text:style-name="P36"/>
      <text:p text:style-name="P34"><text:span text:style-name="T1">To showcase my interests </text:span><text:span text:style-name="T5">football, especially my amazement at how much money is involved.</text:span></text:p>
      <text:p text:style-name="P36"/>
      <text:p text:style-name="P36">To show/explain good practice has been followed, <text:span text:style-name="T24">such as</text:span>:</text:p>
      <text:list xml:id="list1227649343858805313" text:style-name="L3">
        <text:list-item>
          <text:p text:style-name="P64">Design</text:p>
          <text:list>
            <text:list-item>
              <text:p text:style-name="P69">Garrets Elements of UX Stack</text:p>
            </text:list-item>
            <text:list-item>
              <text:p text:style-name="P63"><text:span text:style-name="T13">Usability Heuristics </text:span><text:span text:style-name="T14">(where applicable)</text:span></text:p>
            </text:list-item>
          </text:list>
          <text:p text:style-name="P70"/>
        </text:list-item>
        <text:list-item>
          <text:p text:style-name="P65">Coding:</text:p>
          <text:list>
            <text:list-item>
              <text:p text:style-name="P65"><text:span text:style-name="T1">W3C HTML/CSS </text:span><text:span text:style-name="T2">compliant</text:span></text:p>
            </text:list-item>
            <text:list-item>
              <text:p text:style-name="P72">Cross browser compatibility (HTML/CSS/JS)</text:p>
            </text:list-item>
            <text:list-item>
              <text:p text:style-name="P70">Semantic MarkUp</text:p>
            </text:list-item>
            <text:list-item>
              <text:p text:style-name="P70">Modular Coding</text:p>
            </text:list-item>
            <text:list-item>
              <text:p text:style-name="P71">Scripts at bottom of <text:span text:style-name="T25">b</text:span>ody</text:p>
            </text:list-item>
            <text:list-item>
              <text:p text:style-name="P71">External CSS/JS and JS in scripts folder </text:p>
            </text:list-item>
          </text:list>
        </text:list-item>
      </text:list>
      <text:p text:style-name="P37"/>
      <text:p text:style-name="P41"><text:span text:style-name="T16"><text:tab/>W</text:span>ho is going to be using it?</text:p>
      <text:p text:style-name="P7"><text:tab/>Exam board <text:span text:style-name="T21">(for Certificate)</text:span></text:p>
      <text:p text:style-name="P22"><text:span text:style-name="T11"><text:tab/>Prospective/</text:span><text:span text:style-name="T12">F</text:span><text:span text:style-name="T11">uture Employers</text:span></text:p>
      <text:p text:style-name="P22"><text:span text:style-name="T11"><text:tab/></text:span><text:span text:style-name="T15">Football fans</text:span></text:p>
      <text:p text:style-name="P6"/>
      <text:p text:style-name="P41"><text:tab/>Where will it be used?</text:p>
      <text:list xml:id="list2903831121600122934" text:style-name="L4">
        <text:list-item>
          <text:p text:style-name="P66">Mobile phone<text:span text:style-name="T1"> –</text:span><text:span text:style-name="T3"> </text:span><text:span text:style-name="T17">Friends/Family</text:span><text:span text:style-name="T19"> and football fans</text:span><text:span text:style-name="T17">, viewing in social context with them, exam board for assessment purposes (i.e mobile friendly design). </text:span></text:p>
        </text:list-item>
        <text:list-item>
          <text:p text:style-name="P67">Tablet<text:span text:style-name="T1"> –</text:span><text:span text:style-name="T3"> </text:span><text:span text:style-name="T17">Friends/Family </text:span><text:span text:style-name="T19">and football fans</text:span><text:span text:style-name="T17"> viewing in home context, some employers </text:span><text:span text:style-name="T18">might</text:span><text:span text:style-name="T17"> use tablets for profile/portfolio browsing, </text:span><text:span text:style-name="T18">e</text:span><text:span text:style-name="T17">xam board for assessment purposes (i.e tablet friendly design) </text:span><text:span text:style-name="T18">and potentially </text:span><text:span text:style-name="T17">charities </text:span><text:span text:style-name="T18">for portfolio review.</text:span><text:span text:style-name="T46"> </text:span></text:p>
        </text:list-item>
        <text:list-item>
          <text:p text:style-name="P66">Laptop/<text:span text:style-name="T22">Desktop</text:span><text:span text:style-name="T1"> –</text:span><text:span text:style-name="T3"> </text:span><text:span text:style-name="T17">Employers for profile/portfolio browsing, exam board for assessment purposes, </text:span><text:span text:style-name="T18">possibly friends/family </text:span><text:span text:style-name="T19">and football fans </text:span><text:span text:style-name="T18">for home viewing.</text:span></text:p>
        </text:list-item>
      </text:list>
      <text:p text:style-name="P10"/>
      <text:p text:style-name="P2"><text:span text:style-name="T20">User task-centric </text:span>Scope:</text:p>
      <text:p text:style-name="P8">What tasks will the users wa<text:span text:style-name="T23">n</text:span>t to be able to do?</text:p>
      <text:list xml:id="list5023196328906794660" text:style-name="L5">
        <text:list-item>
          <text:p text:style-name="P73">They will want to understand what the data is showing</text:p>
        </text:list-item>
        <text:list-item>
          <text:p text:style-name="P73">They will want to see information clearly laid out in a logical manner</text:p>
        </text:list-item>
        <text:list-item>
          <text:p text:style-name="P73">They will want to be able to interact with the data and see the impact of applying the different filters.</text:p>
        </text:list-item>
        <text:list-item>
          <text:p text:style-name="P74">Navigate Site, <text:span text:style-name="T48">only a menu</text:span> <text:span text:style-name="T48">is OK the site is <text:s/>too small for breadcrumb or site map.</text:span></text:p>
        </text:list-item>
      </text:list>
      <text:p text:style-name="P13"/>
      <text:list xml:id="list151526429313034" text:continue-numbering="true" text:style-name="L5">
        <text:list-header>
          <text:p text:style-name="P75"><text:soft-page-break/></text:p>
        </text:list-header>
      </text:list>
      <text:p text:style-name="P11"/>
      <text:p text:style-name="P1">Structure:</text:p>
      <text:p text:style-name="P12">The structure of the site was clear as it is of such small size.</text:p>
      <text:p text:style-name="P9"/>
      <text:p text:style-name="P1">Skeleton:</text:p>
      <text:p text:style-name="P12">The page skeletons were wire-framed <text:a xlink:type="simple" xlink:href="https://www.gliffy.com/go/html5/11867497" text:style-name="Internet_20_link" text:visited-style-name="Visited_20_Internet_20_Link"><text:span text:style-name="T49">i</text:span></text:a><text:span text:style-name="T42">n LibreOffice Impress and are in the accompanying documentation.</text:span></text:p>
      <text:p text:style-name="P9"/>
      <text:p text:style-name="P1">Surface:</text:p>
      <text:p text:style-name="P12">This can be seen as you browse the site</text:p>
      <text:p text:style-name="P18"/>
      <text:p text:style-name="P18"/>
      <text:p text:style-name="P43"><text:span text:style-name="T28">Manual </text:span><text:span text:style-name="T27">Testing</text:span></text:p>
      <text:p text:style-name="P14"/>
      <text:p text:style-name="P30">Functionality Testing:</text:p>
      <text:list xml:id="list7267291682129289350" text:style-name="L6">
        <text:list-item>
          <text:p text:style-name="P48">Test all internal links.</text:p>
          <text:list>
            <text:list-item>
              <text:p text:style-name="P51">Home, Data and About</text:p>
            </text:list-item>
          </text:list>
        </text:list-item>
        <text:list-item>
          <text:p text:style-name="P49">Test all <text:span text:style-name="T40">ex</text:span>ternal links <text:span text:style-name="T10">(About page)</text:span>.</text:p>
          <text:list>
            <text:list-item>
              <text:p text:style-name="P54">D3js.org, crossfilter, flask, transfer league, dc.js</text:p>
            </text:list-item>
          </text:list>
        </text:list-item>
        <text:list-item>
          <text:p text:style-name="P50">Data Page</text:p>
          <text:list>
            <text:list-item>
              <text:p text:style-name="P52">Check data is fed into all charts</text:p>
            </text:list-item>
            <text:list-item>
              <text:p text:style-name="P52">Check filter on one chart results in correct change in others</text:p>
            </text:list-item>
            <text:list-item>
              <text:p text:style-name="P52">Check individual chart resets work for individual chart, plus all other charts</text:p>
            </text:list-item>
            <text:list-item>
              <text:p text:style-name="P52">Check main filter button resets all charts</text:p>
            </text:list-item>
            <text:list-item>
              <text:p text:style-name="P52">Check that Most expensive transfers table is ordered by fee</text:p>
            </text:list-item>
            <text:list-item>
              <text:p text:style-name="P53">Check total transfer spend is in correct units <text:span text:style-name="T41">(and correct value)</text:span></text:p>
              <text:list>
                <text:list-header>
                  <text:p text:style-name="P76"/>
                </text:list-header>
              </text:list>
            </text:list-item>
          </text:list>
        </text:list-item>
        <text:list-item>
          <text:p text:style-name="P68"><text:span text:style-name="T29">Validating your HTML: </text:span><text:a xlink:type="simple" xlink:href="https://validator.w3.org/" text:style-name="Internet_20_link" text:visited-style-name="Visited_20_Internet_20_Link"><text:span text:style-name="T50">https://validator.w3.or</text:span></text:a><text:a xlink:type="simple" xlink:href="https://validator.w3.org/" text:style-name="Internet_20_link" text:visited-style-name="Visited_20_Internet_20_Link"><text:span text:style-name="T51">g/</text:span></text:a></text:p>
          <text:list>
            <text:list-header>
              <text:p text:style-name="P55">All site pages have been successfully run through validation</text:p>
              <text:p text:style-name="P77"/>
            </text:list-header>
          </text:list>
        </text:list-item>
      </text:list>
      <text:p text:style-name="P30">Compatibility Testing:</text:p>
      <text:p text:style-name="P39">Browser compatibility</text:p>
      <text:list xml:id="list5358953357213145049" text:style-name="L7">
        <text:list-item>
          <text:list>
            <text:list-item>
              <text:p text:style-name="P56">Firefox</text:p>
            </text:list-item>
            <text:list-item>
              <text:p text:style-name="P56">Chrome</text:p>
            </text:list-item>
            <text:list-item>
              <text:p text:style-name="P56">IE</text:p>
            </text:list-item>
            <text:list-item>
              <text:p text:style-name="P57">Safari</text:p>
            </text:list-item>
          </text:list>
        </text:list-item>
      </text:list>
      <text:list xml:id="list7925948859377250698" text:style-name="L8">
        <text:list-header>
          <text:p text:style-name="P60"/>
          <text:p text:style-name="P60">Operating system compatibility</text:p>
          <text:list>
            <text:list-item>
              <text:p text:style-name="P58">Win10</text:p>
            </text:list-item>
            <text:list-item>
              <text:p text:style-name="P58">macOS</text:p>
            </text:list-item>
          </text:list>
        </text:list-header>
      </text:list>
      <text:p text:style-name="P25"/>
      <text:p text:style-name="P4">Responsiveness</text:p>
      <text:p text:style-name="P40">Physical Devices:</text:p>
      <text:list xml:id="list1462827071187615324" text:style-name="L9">
        <text:list-item>
          <text:list>
            <text:list-item>
              <text:p text:style-name="P59">Tablet (iPad and Android)</text:p>
            </text:list-item>
            <text:list-item>
              <text:p text:style-name="P59">Laptop (Windows)</text:p>
            </text:list-item>
            <text:list-item>
              <text:p text:style-name="P59">Desktop (macOS)</text:p>
            </text:list-item>
          </text:list>
        </text:list-item>
      </text:list>
      <text:p text:style-name="P31"/>
      <text:p text:style-name="P32"><text:span text:style-name="T35"><text:tab/>Software Simulations </text:span><text:span text:style-name="T36">(simulating an array of different device types/sizes)</text:span><text:span text:style-name="T35">:</text:span></text:p>
      <text:list xml:id="list333645127921326388" text:style-name="L10">
        <text:list-item>
          <text:list>
            <text:list-item>
              <text:p text:style-name="P78"><text:span text:style-name="T35">Device Toolbar (Within Google Chrome’s </text:span><text:span text:style-name="T36">web </text:span><text:span text:style-name="T35">developer tools).</text:span></text:p>
            </text:list-item>
            <text:list-item>
              <text:p text:style-name="P61">Responsive Design Mode (Within FireFox web developer tools)</text:p>
              <text:p text:style-name="P62">Please note: <text:span text:style-name="T1">When testing via these software simulators the tester is required to reload the page after a dimension change to invoke the JavaScript to refresh the layout</text:span>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09:08:09.140000000</meta:creation-date>
    <meta:generator>LibreOffice/5.2.5.1$Windows_x86 LibreOffice_project/0312e1a284a7d50ca85a365c316c7abbf20a4d22</meta:generator>
    <dc:date>2018-01-29T15:15:25.115000000</dc:date>
    <meta:editing-duration>PT10H43M11S</meta:editing-duration>
    <meta:editing-cycles>64</meta:editing-cycles>
    <meta:document-statistic meta:table-count="0" meta:image-count="0" meta:object-count="0" meta:page-count="4" meta:paragraph-count="94" meta:word-count="823" meta:character-count="4887" meta:non-whitespace-character-count="4195"/>
  </office:meta>
</office:document-meta>
</file>